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ázev" style:master-page-name="MP0" style:family="paragraph">
      <style:paragraph-properties fo:break-before="page"/>
    </style:style>
    <style:style style:name="T2" style:parent-style-name="Standardnípísmoodstavce" style:family="text">
      <style:text-properties fo:font-size="16pt" style:font-size-asian="16pt" style:font-size-complex="16pt"/>
    </style:style>
    <style:style style:name="T3" style:parent-style-name="Standardnípísmoodstavce" style:family="text">
      <style:text-properties fo:font-weight="bold" style:font-weight-asian="bold" style:font-weight-complex="bold"/>
    </style:style>
    <style:style style:name="T4" style:parent-style-name="Standardnípísmoodstavce" style:family="text">
      <style:text-properties fo:font-weight="bold" style:font-weight-asian="bold" style:font-weight-complex="bold"/>
    </style:style>
    <style:style style:name="T5" style:parent-style-name="Standardnípísmoodstavce" style:family="text">
      <style:text-properties fo:font-weight="bold" style:font-weight-asian="bold" style:font-weight-complex="bold"/>
    </style:style>
  </office:automatic-styles>
  <office:body>
    <office:text text:use-soft-page-breaks="true">
      <text:p text:style-name="P1">Botdiril<text:s/>Enhancement Proposal 001</text:p>
      <text:h text:style-name="Nadpis1" text:outline-level="1">Goals</text:h>
      <text:p text:style-name="Textbody">The goal of this update is to completely rebalance the entire Botdiril ecosystem in order to allow for more viable playstyles other than just grinding. No command should do the same thing as<text:s/>another one while having<text:s/>kept<text:s/>roughly the same power level.</text:p>
      <text:h text:style-name="Nadpis1" text:outline-level="1">Non-goals</text:h>
      <text:p text:style-name="Textbody">It is not a goal to reimplement every item in the game. Any<text:s/>large-scale<text:s/>item changes will be subject to a different BEP. Income commands should<text:s/>be<text:s/>affected only when absolutely necessary.</text:p>
      <text:h text:style-name="Nadpis1" text:outline-level="1">Problems</text:h>
      <text:p text:style-name="Textbody"/>
      <text:h text:style-name="Nadpis1" text:outline-level="1">Proposals</text:h>
      <text:h text:style-name="Nadpis2" text:outline-level="2">Remove levels completely</text:h>
      <text:p text:style-name="Textbody">This solution is quite drastic and would require the addition of a new scoring system. Experience in games is often associated with a lot of grinding in order to progress. That is fine for a dedicated RPG, however only a small portion of users would be willing to grind in an idle game.</text:p>
      <text:p text:style-name="Textbody">The downside of this approach is running out of upgrades. Once the player collects all possible items, there is no reason to play the game anymore, as reaching 100% essentially removes any fun.</text:p>
      <text:h text:style-name="Nadpis2" text:outline-level="2">Linear progression</text:h>
      <text:p text:style-name="Textbody">In order to prevent items from dropping out of relevancy once a player is past a certain progression point, the curve should be linearized, if not flattened. Exponential growth may be fun at<text:s/>times;<text:s/>however it is very challenging to balance and leaves many strategies unused.</text:p>
      <text:p text:style-name="Textbody">Linear or constant level of power allows offering items at the shop without any fear of them dropping out of relevancy.</text:p>
      <text:h text:style-name="Nadpis2" text:outline-level="2">Introduce inconsistency</text:h>
      <text:p text:style-name="Textbody">Some tasks, such as mining, are too consistent for the high reward they present. In order to make these commands fun, they should have some sort of risk involved.</text:p>
      <text:h text:style-name="Nadpis3" text:outline-level="3">Possible solutions</text:h>
      <text:h text:style-name="Nadpis4" text:outline-level="4">Events requiring intervention<text:tab/></text:h>
      <text:p text:style-name="Textbody">Add events that require the player to perform a task, for example using a certain item, making a<text:s/>decision or introducing a puzzle. Great players will solve the task more optimally than good players, giving them an advantage.</text:p>
      <text:h text:style-name="Nadpis4" text:outline-level="4">Punishing repetition</text:h>
      <text:p text:style-name="Textbody">Punish players that mindlessly spam the same command by creating negative timed events or<text:s/>diminishing<text:s/>effects, such as reduced loot.</text:p>
      <text:h text:style-name="Nadpis4" text:outline-level="4">Restrict usage</text:h>
      <text:p text:style-name="Textbody">An additional requirement of a secondary resource from a different source would force the player to constantly monitor their inventory and prevent overuse. However, this may deter new players as an obstacle.</text:p>
      <text:h text:style-name="Nadpis2" text:outline-level="2">Force user interaction</text:h>
      <text:p text:style-name="Textbody">Enforce user interaction through various means, be it cooperation via teams or clans; or competition<text:s/>by nuking<text:s/>opponents and stealing from them.</text:p>
      <text:h text:style-name="Nadpis2" text:outline-level="2"><text:span text:style-name="T2">C</text:span>rate relevancy</text:h>
      <text:p text:style-name="Textbody">In order to make all crates relevant at all times, the content should scale with<text:s/>the player’s level or be a generally beneficial item, like multiplicative effect boosters.</text:p>
      <text:h text:style-name="Nadpis2" text:outline-level="2">Stamina system</text:h>
      <text:p text:style-name="Textbody">Have every task cost a certain amount of stamina in order to perform a certain command. This change should incentivize decision-making and strategical planning in order to maximize the player’s income.</text:p>
      <text:h text:style-name="Nadpis2" text:outline-level="2">“Bottled” passive income</text:h>
      <text:p text:style-name="Textbody">When unused, commands will passively generate resources at a reduced rate, removing the need for any sort of grinding while granting a slight edge to players that decide to do so anyway.</text:p>
      <text:h text:style-name="Nadpis2" text:outline-level="2">More status effects</text:h>
      <text:p text:style-name="Textbody">Status effects of various potency should be added as modifiers, making them viable at any stage of the game. Such bonuses would be a great addition to the new crate system.</text:p>
      <text:p text:style-name="Textbody"><text:span text:style-name="T3">Example:</text:span><text:s/>Small multiplicative bonuses for<text:s/>certain tasks that do not cause power creep.</text:p>
      <text:h text:style-name="Nadpis2" text:outline-level="2">Multiple progression paths</text:h>
      <text:p text:style-name="Textbody">Have multiple non-overlapping progression systems united into a single scoreboard. The downside of this approach is the<text:s/>necessity<text:s/>of perfectly balancing all paths to be equally good based on the time invested.</text:p>
      <text:p text:style-name="Textbody"><text:span text:style-name="T4">Example:</text:span><text:s/>Player A chooses mining/woodcutting as the main progression path, weighing it 90% of the final score. The remaining 10% will consist of other progression trees, such as gambling and card collecting.</text:p>
      <text:h text:style-name="Nadpis2" text:outline-level="2">Replacing level rewards with skill points</text:h>
      <text:p text:style-name="Textbody">With every level-up, the player will be offered a skill point to distribute among multiple different skills, increasing a certain stat by a set amount. This change should incentivize planning and<text:s/>playing around this feature, however it should not be the main source of progression.</text:p>
      <text:p text:style-name="Textbody"><text:span text:style-name="T5">Example:</text:span><text:s/>Each skill point in mining grants +1% bonus income and after passing some arbitrary threshold, special options and opportunities are unlock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text-properties fo:font-weight="bold" style:font-weight-asian="bold" style:font-weight-complex="bold" fo:hyphenate="false"/>
    </style:style>
    <style:style style:name="Nadpis2" style:display-name="Nadpis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dpis3" style:display-name="Nadpis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dpis4" style:display-name="Nadpis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adpis5" style:display-name="Nadpis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ázev" style:display-name="Náze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nadpis" style:display-name="Podnadpis"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Štefáček Michal (213153)</dc:creator>
    <meta:creation-date>2021-05-30T00:35:00Z</meta:creation-date>
    <dc:date>2021-09-01T16:23:00Z</dc:date>
    <meta:template xlink:href="Normal.dotm" xlink:type="simple"/>
    <meta:editing-cycles>28</meta:editing-cycles>
    <meta:editing-duration>PT58440S</meta:editing-duration>
    <meta:document-statistic meta:page-count="1" meta:paragraph-count="8" meta:word-count="616" meta:character-count="4246" meta:row-count="30" meta:non-whitespace-character-count="3638"/>
  </office:meta>
</office:document-meta>
</file>